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5">
      <style:text-properties fo:language="ru" fo:country="RU"/>
    </style:style>
    <style:style style:name="P4" style:family="paragraph" style:parent-style-name="Heading_20_2">
      <style:text-properties fo:language="ru" fo:country="RU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Справочная информация</text:h>
      <text:section text:style-name="Sect1" text:name="i377">
        <text:p text:style-name="P2">Для редактирования встроенной справки по прикладному решению вы можете использовать HTML редактор.</text:p>
        <text:p text:style-name="P2">Разделы встроенной справки существуют у конфигурации в целом, и у каждого прикладного объекта конфигурации в отдельности.</text:p>
        <text:p text:style-name="P1">Чтобы открыть справку нажмите <text:span text:style-name="T1">Помощь</text:span> → <text:span text:style-name="T1">Открыть</text:span> в разделе <text:span text:style-name="T1">Помощь</text:span> на закладке <text:span text:style-name="T1">Основное</text:span> в редакторе свойств конфигурации, или в редакторе конкретного прикладного объекта.</text:p>
        <text:h text:style-name="P3" text:outline-level="5">Примечание</text:h>
        <text:p text:style-name="P2">Аналогичные действия вы можете выполнить и в панели <text:span text:style-name="T1">Свойства</text:span>. </text:p>
        <text:p text:style-name="P2">Вы можете редактировать HTML текст страницы, используя контекстную подсказку (<text:span text:style-name="T2">Ctrl+O</text:span>) по тегам HTML.</text:p>
        <text:p text:style-name="P2">Панель <text:span text:style-name="T1">Схема</text:span> работает совместно с HTML редактором, отображает структуру тегов, и позволяет быстро переходить к тому или иному тегу.</text:p>
        <text:p text:style-name="P2">Панель <text:span text:style-name="T1">Свойства</text:span> показывает список доступных атрибутов, значения тех, которые установлены. Прямо в этой панели вы можете менять их значения, или устанавливать значения тех атрибутов, которые не используются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6:36:37.916782069</dc:date>
    <meta:editing-duration>PT9H17M42S</meta:editing-duration>
    <meta:editing-cycles>159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22" meta:character-count="916" meta:non-whitespace-character-count="802"/>
  </office:meta>
</office:document-meta>
</file>